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office:value-type="float" office:value="6991" calcext:value-type="float">
            <text:p>6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751" calcext:value-type="float">
            <text:p>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office:value-type="float" office:value="6953" calcext:value-type="float">
            <text:p>69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688" calcext:value-type="float">
            <text:p>6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5" calcext:value-type="float">
            <text:p>98,55</text:p>
          </table:table-cell>
          <table:table-cell office:value-type="float" office:value="1.45" calcext:value-type="float">
            <text:p>1,45</text:p>
          </table:table-cell>
          <table:table-cell office:value-type="float" office:value="592" calcext:value-type="float">
            <text:p>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36" calcext:value-type="float">
            <text:p>99,36</text:p>
          </table:table-cell>
          <table:table-cell office:value-type="float" office:value="0.64" calcext:value-type="float">
            <text:p>0,64</text:p>
          </table:table-cell>
          <table:table-cell office:value-type="float" office:value="6980" calcext:value-type="float">
            <text:p>6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938" calcext:value-type="float">
            <text:p>6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643" calcext:value-type="float">
            <text:p>6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office:value-type="float" office:value="6656" calcext:value-type="float">
            <text:p>6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892" calcext:value-type="float">
            <text:p>6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92" calcext:value-type="float">
            <text:p>99,492</text:p>
          </table:table-cell>
          <table:table-cell table:formula="of:=AVERAGE([.C2:.C11])" office:value-type="float" office:value="0.508" calcext:value-type="float">
            <text:p>0,508</text:p>
          </table:table-cell>
          <table:table-cell table:formula="of:=AVERAGE([.D2:.D11])" office:value-type="float" office:value="6208.4" calcext:value-type="float">
            <text:p>6208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492847503373819" calcext:value-type="float">
            <text:p>0,4928475034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7:43:22.9763779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44:00.841391079</meta:creation-date>
    <dc:date>2017-12-30T18:07:49.953994072</dc:date>
    <meta:editing-duration>PT17M35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